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37.236cm"/>
    </style:style>
    <style:style style:name="co2" style:family="table-column">
      <style:table-column-properties fo:break-before="auto" style:column-width="37.781cm"/>
    </style:style>
    <style:style style:name="co3" style:family="table-column">
      <style:table-column-properties fo:break-before="auto" style:column-width="20.897cm"/>
    </style:style>
    <style:style style:name="co4" style:family="table-column">
      <style:table-column-properties fo:break-before="auto" style:column-width="23.347cm"/>
    </style:style>
    <style:style style:name="co5" style:family="table-column">
      <style:table-column-properties fo:break-before="auto" style:column-width="30.401cm"/>
    </style:style>
    <style:style style:name="co6" style:family="table-column">
      <style:table-column-properties fo:break-before="auto" style:column-width="25.28cm"/>
    </style:style>
    <style:style style:name="co7" style:family="table-column">
      <style:table-column-properties fo:break-before="auto" style:column-width="22.094cm"/>
    </style:style>
    <style:style style:name="co8" style:family="table-column">
      <style:table-column-properties fo:break-before="auto" style:column-width="23.428cm"/>
    </style:style>
    <style:style style:name="co9" style:family="table-column">
      <style:table-column-properties fo:break-before="auto" style:column-width="32.634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row table:style-name="ro1">
          <table:table-cell table:number-columns-repeated="10" table:style-name="ce1" office:value-type="string" calcext:value-type="string">
            <text:p>Number of Ru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10" table:style-name="ce1" office:value-type="string" calcext:value-type="string">
            <text:p>Association Rule</text:p>
          </table:table-cell>
        </table:table-row>
        <table:table-row table:style-name="ro1">
          <table:table-cell office:value-type="string" calcext:value-type="string">
            <text:p>{'anti-satellite-test-ban=y', 'aid-to-nicaraguan-contras=y', 'physician-fee-freeze=n', 'superfund-right-to-sue=n', 'adoption-of-the-budget-resolution=y'} --&gt; {'Class Name=democrat'} </text:p>
          </table:table-cell>
          <table:table-cell office:value-type="string" calcext:value-type="string">
            <text:p>{'crime=n', 'anti-satellite-test-ban=y', 'aid-to-nicaraguan-contras=y', 'physician-fee-freeze=n', 'adoption-of-the-budget-resolution=y', 'el-salvador-aid=n'} --&gt; {'Class Name=democrat'} </text:p>
          </table:table-cell>
          <table:table-cell office:value-type="string" calcext:value-type="string">
            <text:p>{'el-salvador-aid=y', 'duty-free-exports=n', 'Class Name=republican'} --&gt; {'physician-fee-freeze=y'} </text:p>
          </table:table-cell>
          <table:table-cell office:value-type="string" calcext:value-type="string">
            <text:p>{'physician-fee-freeze=n', 'adoption-of-the-budget-resolution=y', 'mx-missile=y'} --&gt; {'Class Name=democrat'} </text:p>
          </table:table-cell>
          <table:table-cell office:value-type="string" calcext:value-type="string">
            <text:p>{'physician-fee-freeze=n', 'adoption-of-the-budget-resolution=y', 'aid-to-nicaraguan-contras=y', 'el-salvador-aid=n'} --&gt; {'Class Name=democrat'} </text:p>
          </table:table-cell>
          <table:table-cell office:value-type="string" calcext:value-type="string">
            <text:p>{'physician-fee-freeze=n', 'adoption-of-the-budget-resolution=y', 'handicapped-infants=y'} --&gt; {'Class Name=democrat'} </text:p>
          </table:table-cell>
          <table:table-cell office:value-type="string" calcext:value-type="string">
            <text:p>{'physician-fee-freeze=n', 'duty-free-exports=y', 'el-salvador-aid=n'} --&gt; {'Class Name=democrat'} </text:p>
          </table:table-cell>
          <table:table-cell office:value-type="string" calcext:value-type="string">
            <text:p>{'crime=n', 'physician-fee-freeze=n', 'anti-satellite-test-ban=y', 'el-salvador-aid=n'} --&gt; {'Class Name=democrat'} </text:p>
          </table:table-cell>
          <table:table-cell office:value-type="string" calcext:value-type="string">
            <text:p>{'crime=n', 'superfund-right-to-sue=n'} --&gt; {'Class Name=democrat'} </text:p>
          </table:table-cell>
          <table:table-cell office:value-type="string" calcext:value-type="string">
            <text:p>{'anti-satellite-test-ban=y', 'mx-missile=y', 'physician-fee-freeze=n', 'adoption-of-the-budget-resolution=y', 'el-salvador-aid=n'} --&gt; {'Class Name=democrat'} </text:p>
          </table:table-cell>
        </table:table-row>
        <table:table-row table:style-name="ro1">
          <table:table-cell table:number-columns-repeated="10" table:style-name="ce1" office:value-type="string" calcext:value-type="string">
            <text:p>Confidence 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 table:style-name="ce3" office:value-type="string" calcext:value-type="string">
            <text:p>Consequent support value</text:p>
          </table:table-cell>
        </table:table-row>
        <table:table-row table:style-name="ro1">
          <table:table-cell table:number-columns-repeated="2" office:value-type="float" office:value="0.613793103448276" calcext:value-type="float">
            <text:p>0.613793103448276</text:p>
          </table:table-cell>
          <table:table-cell office:value-type="float" office:value="0.406896551724138" calcext:value-type="float">
            <text:p>0.406896551724138</text:p>
          </table:table-cell>
          <table:table-cell table:number-columns-repeated="7" office:value-type="float" office:value="0.613793103448276" calcext:value-type="float">
            <text:p>0.613793103448276</text:p>
          </table:table-cell>
        </table:table-row>
        <table:table-row table:style-name="ro1">
          <table:table-cell table:number-columns-repeated="10" table:style-name="ce1" office:value-type="string" calcext:value-type="string">
            <text:p>Support </text:p>
          </table:table-cell>
        </table:table-row>
        <table:table-row table:style-name="ro1">
          <table:table-cell office:value-type="float" office:value="0.328735632183908" calcext:value-type="float">
            <text:p>0.328735632183908</text:p>
          </table:table-cell>
          <table:table-cell office:value-type="float" office:value="0.301149425287356" calcext:value-type="float">
            <text:p>0.301149425287356</text:p>
          </table:table-cell>
          <table:table-cell office:value-type="float" office:value="0.310344827586207" calcext:value-type="float">
            <text:p>0.310344827586207</text:p>
          </table:table-cell>
          <table:table-cell office:value-type="float" office:value="0.383908045977011" calcext:value-type="float">
            <text:p>0.383908045977011</text:p>
          </table:table-cell>
          <table:table-cell office:value-type="float" office:value="0.411494252873563" calcext:value-type="float">
            <text:p>0.411494252873563</text:p>
          </table:table-cell>
          <table:table-cell office:value-type="float" office:value="0.319540229885057" calcext:value-type="float">
            <text:p>0.319540229885057</text:p>
          </table:table-cell>
          <table:table-cell office:value-type="float" office:value="0.31264367816092" calcext:value-type="float">
            <text:p>0.31264367816092</text:p>
          </table:table-cell>
          <table:table-cell office:value-type="float" office:value="0.319540229885057" calcext:value-type="float">
            <text:p>0.319540229885057</text:p>
          </table:table-cell>
          <table:table-cell office:value-type="float" office:value="0.31264367816092" calcext:value-type="float">
            <text:p>0.31264367816092</text:p>
          </table:table-cell>
          <table:table-cell office:value-type="float" office:value="0.328735632183908" calcext:value-type="float">
            <text:p>0.328735632183908</text:p>
          </table:table-cell>
        </table:table-row>
        <table:table-row table:style-name="ro1">
          <table:table-cell table:number-columns-repeated="10" table:style-name="ce1" office:value-type="string" calcext:value-type="string">
            <text:p>Lift</text:p>
          </table:table-cell>
        </table:table-row>
        <table:table-row table:style-name="ro1">
          <table:table-cell table:number-columns-repeated="2" office:value-type="float" office:value="1.62921348314607" calcext:value-type="float">
            <text:p>1.62921348314607</text:p>
          </table:table-cell>
          <table:table-cell office:value-type="float" office:value="2.45762711864407" calcext:value-type="float">
            <text:p>2.45762711864407</text:p>
          </table:table-cell>
          <table:table-cell table:number-columns-repeated="7" office:value-type="float" office:value="1.62921348314607" calcext:value-type="float">
            <text:p>1.62921348314607</text:p>
          </table:table-cell>
        </table:table-row>
        <table:table-row table:style-name="ro1">
          <table:table-cell table:number-columns-repeated="10" table:style-name="ce1" office:value-type="string" calcext:value-type="string">
            <text:p>Meaningful or Useless?</text:p>
          </table:table-cell>
        </table:table-row>
        <table:table-row table:style-name="ro1">
          <table:table-cell table:number-columns-repeated="2" office:value-type="string" calcext:value-type="string">
            <text:p>Despite, Lift&gt;1, I don’t find the rule meaningful, since there are only almost 25% of the rules has Lift&gt;2.</text:p>
          </table:table-cell>
          <table:table-cell office:value-type="string" calcext:value-type="string">
            <text:p>Most meaningful rule in the top, since its Lift is significantly higher than others</text:p>
          </table:table-cell>
          <table:table-cell table:number-columns-repeated="7" office:value-type="string" calcext:value-type="string">
            <text:p>Despite, Lift&gt;1, I don’t find the rule meaningful, since there are only almost 25% of the rules has Lift&gt;2.</text:p>
          </table:table-cell>
        </table:table-row>
        <table:table-row table:style-name="ro1" table:number-rows-repeated="104856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6T14:18:51.108000000</meta:creation-date>
    <dc:date>2021-02-16T15:15:08.482000000</dc:date>
    <meta:editing-duration>PT9M4S</meta:editing-duration>
    <meta:editing-cycles>1</meta:editing-cycles>
    <meta:document-statistic meta:table-count="1" meta:cell-count="140" meta:object-count="0"/>
    <meta:generator>LibreOffice/7.0.0.3$Windows_X86_64 LibreOffice_project/8061b3e9204bef6b321a21033174034a5e2ea88e</meta:generator>
  </office:meta>
</office:document-meta>
</file>